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07489a" officeooo:paragraph-rsid="00119f29" style:font-size-asian="9pt" style:font-size-complex="9pt"/>
    </style:style>
    <style:style style:name="P2" style:family="paragraph" style:parent-style-name="Standard">
      <style:text-properties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4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5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6" style:family="paragraph" style:parent-style-name="Standard">
      <style:text-properties style:text-underline-style="solid" style:text-underline-width="auto" style:text-underline-color="font-color" officeooo:rsid="0011ffb4" officeooo:paragraph-rsid="00113f46"/>
    </style:style>
    <style:style style:name="P7" style:family="paragraph" style:parent-style-name="Standard">
      <style:text-properties style:text-underline-style="none" officeooo:rsid="00064778" officeooo:paragraph-rsid="00064778"/>
    </style:style>
    <style:style style:name="P8" style:family="paragraph" style:parent-style-name="Standard">
      <style:text-properties style:text-underline-style="none" officeooo:rsid="000a0689" officeooo:paragraph-rsid="000a0689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0" style:family="paragraph" style:parent-style-name="Standard">
      <style:text-properties officeooo:rsid="000afc83" officeooo:paragraph-rsid="000afc83"/>
    </style:style>
    <style:style style:name="P11" style:family="paragraph" style:parent-style-name="Standard" style:list-style-name="L1">
      <style:text-properties officeooo:rsid="000afc83" officeooo:paragraph-rsid="000afc83"/>
    </style:style>
    <style:style style:name="P12" style:family="paragraph" style:parent-style-name="Standard">
      <style:text-properties style:text-underline-style="solid" style:text-underline-width="auto" style:text-underline-color="font-color" officeooo:rsid="0016d458" officeooo:paragraph-rsid="0016d458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119f29"/>
    </style:style>
    <style:style style:name="T2" style:family="text">
      <style:text-properties officeooo:rsid="0008620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afc83"/>
    </style:style>
    <style:style style:name="T5" style:family="text">
      <style:text-properties style:text-underline-style="solid" style:text-underline-width="auto" style:text-underline-color="font-color" officeooo:rsid="000a0689"/>
    </style:style>
    <style:style style:name="T6" style:family="text">
      <style:text-properties officeooo:rsid="0016d458"/>
    </style:style>
    <style:style style:name="T7" style:family="text">
      <style:text-properties officeooo:rsid="0016d69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1.794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3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1.164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1.473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0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45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1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8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3.429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uia de montagem – Circuito impresso</text:p>
      <text:p text:style-name="P2"/>
      <text:p text:style-name="P2">Modelo da placa: <text:span text:style-name="T1">Fonte de corrente monopolar </text:span><text:span text:style-name="T6">compacta</text:span><text:tab/> versão: <text:span text:style-name="T6">01b</text:span></text:p>
      <text:p text:style-name="P2">Ljcpcb order: _________________________________</text:p>
      <text:p text:style-name="P2">Data: ____/____/____</text:p>
      <text:p text:style-name="P2"/>
      <text:p text:style-name="P10"><text:span text:style-name="T3">Separação de material:</text:span> </text:p>
      <text:section text:style-name="Sect1" text:name="Seção1">
        <text:list text:style-name="L1">
          <text:list-item>
            <text:p text:style-name="P11">Ferro de solda</text:p>
          </text:list-item>
          <text:list-item>
            <text:p text:style-name="P11">estanho</text:p>
          </text:list-item>
          <text:list-item>
            <text:p text:style-name="P11">fluxo para solda</text:p>
          </text:list-item>
          <text:list-item>
            <text:p text:style-name="P11">alicate de corte</text:p>
          </text:list-item>
          <text:list-item>
            <text:p text:style-name="P11">alicate de bico</text:p>
          </text:list-item>
          <text:list-item>
            <text:p text:style-name="P11">alicate universal</text:p>
          </text:list-item>
          <text:list-item>
            <text:p text:style-name="P11">ventilador de mesa</text:p>
          </text:list-item>
          <text:list-item>
            <text:p text:style-name="P11">papel</text:p>
          </text:list-item>
          <text:list-item>
            <text:p text:style-name="P11">álcool isopropílico </text:p>
          </text:list-item>
          <text:list-item>
            <text:p text:style-name="P11">fita dessoldadora </text:p>
          </text:list-item>
          <text:list-item>
            <text:p text:style-name="P11">sugador de solda</text:p>
          </text:list-item>
          <text:list-item>
            <text:p text:style-name="P11">cotonete</text:p>
          </text:list-item>
          <text:list-item>
            <text:p text:style-name="P11">estilete</text:p>
          </text:list-item>
          <text:list-item>
            <text:p text:style-name="P11">lixa</text:p>
          </text:list-item>
        </text:list>
      </text:section>
      <text:p text:style-name="P10"/>
      <text:p text:style-name="P2"><text:span text:style-name="T3">Separação de </text:span><text:span text:style-name="T4">componentes</text:span></text:p>
      <text:p text:style-name="P3"><draw:custom-shape text:anchor-type="paragraph" draw:z-index="0" draw:name="Forma 1" draw:style-name="gr10" draw:text-style-name="P13" svg:width="8.843cm" svg:height="3.43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9" draw:text-style-name="P14" svg:width="8.762cm" svg:height="3.086cm" svg:x="9.01cm" svg:y="0.483cm"><draw:text-box><text:p><text:span text:style-name="T8">Resistores</text:span> (designador – quantidade - valor)</text:p><text:p text:style-name="P16"><text:tab/><text:span text:style-name="T9">R1, R3, R4, R5, R7, R8 – 6 – 100k</text:span></text:p><text:p text:style-name="P16"><text:span text:style-name="T9"><text:tab/></text:span><text:span text:style-name="T9">R2, R6 – 2 – 1k </text:span></text:p><text:p text:style-name="P16"><text:span text:style-name="T9"><text:tab/></text:span><text:span text:style-name="T9">R9 – 1 – 220 </text:span></text:p><text:p text:style-name="P15"><text:tab/><text:span text:style-name="T9">RganhoINA1 – 1 – 3,3k (pode ser alterado conforme amplitude máx da tensão de entrada)</text:span></text:p><text:p text:style-name="P15"><text:span text:style-name="T9"><text:tab/></text:span><text:span text:style-name="T9">Rsentinela-I1 – 1 – 10 (ou menor)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5" draw:name="Forma 2" draw:style-name="gr5" draw:text-style-name="P13" svg:width="8.843cm" svg:height="1.474cm" svg:x="0.004cm" svg:y="0.235cm"><text:p/><draw:enhanced-geometry svg:viewBox="0 0 21600 21600" draw:type="rectangle" draw:enhanced-path="M 0 0 L 21600 0 21600 21600 0 21600 0 0 Z N"/></draw:custom-shape><draw:frame text:anchor-type="paragraph" draw:z-index="2" draw:name="Quadro de texto 2" draw:style-name="gr8" draw:text-style-name="P14" svg:width="8.58cm" svg:height="1.463cm" svg:x="9.051cm" svg:y="0.286cm"><draw:text-box><text:p><text:span text:style-name="T8">Capacitores</text:span> (designador – quantidade - valor)</text:p><text:p><text:tab/>C1 – 1 – 1u</text:p><text:p><text:tab/>C2 – 1 – <text:s/>470p</text:p></draw:text-box></draw:frame></text:p>
      <text:p text:style-name="P3"/>
      <text:p text:style-name="P3"/>
      <text:p text:style-name="P4"/>
      <text:p text:style-name="P4"><draw:custom-shape text:anchor-type="paragraph" draw:z-index="7" draw:name="Forma 3" draw:style-name="gr4" draw:text-style-name="P13" svg:width="8.843cm" svg:height="1.165cm" svg:x="0.004cm" svg:y="0.012cm"><text:p/><draw:enhanced-geometry svg:viewBox="0 0 21600 21600" draw:type="rectangle" draw:enhanced-path="M 0 0 L 21600 0 21600 21600 0 21600 0 0 Z N"/></draw:custom-shape><draw:frame text:anchor-type="paragraph" draw:z-index="8" draw:name="Quadro de texto 9" draw:style-name="gr3" draw:text-style-name="P14" svg:width="8.58cm" svg:height="0.976cm" svg:x="9.139cm" svg:y="0.058cm"><draw:text-box><text:p><text:span text:style-name="T8">Diodos</text:span> (designador – quantidade - valor)</text:p><text:p text:style-name="P15"><text:tab/>D1,D2 – 2 – <text:span text:style-name="T9">1N5819</text:span></text:p></draw:text-box></draw:frame></text:p>
      <text:p text:style-name="P4"/>
      <text:p text:style-name="P12"><draw:custom-shape text:anchor-type="paragraph" draw:z-index="6" draw:name="Forma 4" draw:style-name="gr1" draw:text-style-name="P13" svg:width="8.843cm" svg:height="1.795cm" svg:x="0.004cm" svg:y="0.409cm"><text:p/><draw:enhanced-geometry svg:viewBox="0 0 21600 21600" draw:type="rectangle" draw:enhanced-path="M 0 0 L 21600 0 21600 21600 0 21600 0 0 Z N"/></draw:custom-shape><draw:custom-shape text:anchor-type="paragraph" draw:z-index="10" draw:name="Forma 5" draw:style-name="gr1" draw:text-style-name="P13" svg:width="8.843cm" svg:height="1.795cm" svg:x="0.004cm" svg:y="2.409cm"><text:p/><draw:enhanced-geometry svg:viewBox="0 0 21600 21600" draw:type="rectangle" draw:enhanced-path="M 0 0 L 21600 0 21600 21600 0 21600 0 0 Z N"/></draw:custom-shape><draw:frame text:anchor-type="paragraph" draw:z-index="3" draw:name="Quadro de texto 4" draw:style-name="gr7" draw:text-style-name="P14" svg:width="8.794cm" svg:height="1.463cm" svg:x="9.065cm" svg:y="0.305cm"><draw:text-box><text:p><text:span text:style-name="T8">CIs</text:span> (designador – quantidade - valor)</text:p><text:p><text:tab/>U1 <text:s/>– <text:s/>1 <text:s/>– <text:s/>soquete dip8 (ampop duplo)</text:p><text:p><text:tab/>U2 <text:s/>– <text:s/>1 <text:s/>– <text:s/>soquete dip8 (INA)</text:p></draw:text-box></draw:frame></text:p>
      <text:p text:style-name="P4"/>
      <text:p text:style-name="P4"/>
      <text:p text:style-name="P4"/>
      <text:p text:style-name="P4"><draw:custom-shape text:anchor-type="paragraph" draw:z-index="11" draw:name="Forma 6" draw:style-name="gr1" draw:text-style-name="P13" svg:width="8.843cm" svg:height="1.795cm" svg:x="0.004cm" svg:y="2.409cm"><text:p/><draw:enhanced-geometry svg:viewBox="0 0 21600 21600" draw:type="rectangle" draw:enhanced-path="M 0 0 L 21600 0 21600 21600 0 21600 0 0 Z N"/></draw:custom-shape></text:p>
      <text:p text:style-name="P4"><draw:frame text:anchor-type="paragraph" draw:z-index="4" draw:name="Quadro de texto 5" draw:style-name="gr6" draw:text-style-name="P14" svg:width="9.566cm" svg:height="0.976cm" svg:x="9.075cm" svg:y="0.039cm"><draw:text-box><text:p><text:span text:style-name="T8">Barra fêmea</text:span> (designador – quantidade - valor)</text:p><text:p><text:tab/>J1 – 1 – 05 pinos</text:p></draw:text-box></draw:frame></text:p>
      <text:p text:style-name="P4"/>
      <text:p text:style-name="P4"/>
      <text:p text:style-name="P4"><draw:frame text:anchor-type="paragraph" draw:z-index="9" draw:name="Quadro de texto 10" draw:style-name="gr2" draw:text-style-name="P14" svg:width="9.035cm" svg:height="1.535cm" svg:x="9.16cm" svg:y="0.212cm"><draw:text-box><text:p><text:span text:style-name="T8">Barra macho</text:span> (designador – quantidade - valor)</text:p><text:p><text:tab/><text:tab/>J2 – 1 – 03 pinos </text:p><text:p><text:tab/><text:tab/>J3 – 1 – 07 pinos </text:p></draw:text-box></draw:frame></text:p>
      <text:p text:style-name="P4"/>
      <text:p text:style-name="P4"/>
      <text:p text:style-name="P4"/>
      <text:p text:style-name="P4"/>
      <text:p text:style-name="P7"><text:span text:style-name="T5">Número de placas restantes:</text:span></text:p>
      <text:p text:style-name="P8"/>
      <text:p text:style-name="P5">Componentes próximos de acabarem:</text:p>
      <text:p text:style-name="P5"/>
      <text:p text:style-name="P5"/>
      <text:p text:style-name="P6">Componentes que foram substituídos:</text:p>
      <text:p text:style-name="P8"/>
      <text:p text:style-name="P8"/>
      <text:p text:style-name="P8"><text:span text:style-name="T3">Componentes em falta: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119f29" style:font-size-asian="9pt" style:font-size-complex="9pt"/>
    </style:style>
    <style:style style:name="MT1" style:family="text">
      <style:text-properties officeooo:rsid="00119f29"/>
    </style:style>
    <style:style style:name="MT2" style:family="text">
      <style:text-properties officeooo:rsid="0016d69d"/>
    </style:style>
    <style:style style:name="MT3" style:family="text">
      <style:text-properties officeooo:rsid="0008620b"/>
    </style:style>
    <style:page-layout style:name="Mpm1">
      <style:page-layout-properties fo:page-width="21.001cm" fo:page-height="29.7cm" style:num-format="1" style:print-orientation="portrait" fo:margin-top="2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svg:height="0.771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Guia de montagem – <text:span text:style-name="MT1">Fonte de corrente monopolar</text:span> <text:span text:style-name="MT2">V01b</text:span> - JLCPCB order:______________________ page <text:page-number text:select-page="current">1</text:page-number><text:span text:style-name="MT3">/</text:span><text:span text:style-name="MT2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10-09T17:53:40.695511038</dc:date>
    <meta:editing-duration>PT2H12M12S</meta:editing-duration>
    <meta:editing-cycles>14</meta:editing-cycles>
    <meta:generator>LibreOffice/24.2.6.2$Linux_X86_64 LibreOffice_project/8e9a753d9daaea75c34b417ba1bdf556bf2fc5b3</meta:generator>
    <meta:document-statistic meta:table-count="0" meta:image-count="0" meta:object-count="0" meta:page-count="1" meta:paragraph-count="25" meta:word-count="97" meta:character-count="627" meta:non-whitespace-character-count="562"/>
  </office:meta>
</office:document-meta>
</file>